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DA817255EDF186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ac438"/>
    </style:style>
    <style:style style:name="P3" style:family="paragraph" style:parent-style-name="Standard">
      <style:text-properties fo:font-size="10pt" officeooo:paragraph-rsid="001b2f23" style:font-size-asian="10pt" style:font-size-complex="10pt"/>
    </style:style>
    <style:style style:name="P4" style:family="paragraph" style:parent-style-name="Standard">
      <style:text-properties fo:font-size="10pt" officeooo:paragraph-rsid="001d57a8" style:font-size-asian="10pt" style:font-size-complex="10pt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1db5b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118in, 4.3209in, 3.248in, 3.420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draw:frame draw:style-name="fr1" draw:name="Image1" text:anchor-type="char" svg:x="0.9528in" svg:y="2.489in" svg:width="5.0472in" svg:height="1.9453in" draw:z-index="0"><draw:image xlink:href="Pictures/100002010000078000000438DA817255EDF186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59:48.868000000</dc:date>
    <meta:editing-duration>PT1H23M42S</meta:editing-duration>
    <meta:editing-cycles>20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